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75220" officeooo:paragraph-rsid="00079320"/>
    </style:style>
    <style:style style:name="P2" style:family="paragraph" style:parent-style-name="Text_20_body">
      <style:text-properties officeooo:rsid="00079320" officeooo:paragraph-rsid="00079320"/>
    </style:style>
    <style:style style:name="P3" style:family="paragraph" style:parent-style-name="Text_20_body">
      <style:text-properties officeooo:rsid="0007e5ba" officeooo:paragraph-rsid="0007e5ba"/>
    </style:style>
    <style:style style:name="P4" style:family="paragraph" style:parent-style-name="Text_20_body">
      <style:text-properties officeooo:rsid="0007e5ba" officeooo:paragraph-rsid="00091020"/>
    </style:style>
    <style:style style:name="P5" style:family="paragraph" style:parent-style-name="Text_20_body">
      <style:text-properties officeooo:rsid="00091020" officeooo:paragraph-rsid="00091020"/>
    </style:style>
    <style:style style:name="P6" style:family="paragraph" style:parent-style-name="Text_20_body" style:list-style-name="L1">
      <style:text-properties officeooo:rsid="00091020" officeooo:paragraph-rsid="00091020"/>
    </style:style>
    <style:style style:name="P7" style:family="paragraph" style:parent-style-name="Text_20_body" style:list-style-name="L1">
      <style:text-properties officeooo:paragraph-rsid="00091020"/>
    </style:style>
    <style:style style:name="P8" style:family="paragraph" style:parent-style-name="Text_20_body">
      <style:text-properties officeooo:rsid="000a1640" officeooo:paragraph-rsid="000a1640"/>
    </style:style>
    <style:style style:name="P9" style:family="paragraph" style:parent-style-name="Text_20_body">
      <style:text-properties officeooo:rsid="000b07fb" officeooo:paragraph-rsid="000b07fb"/>
    </style:style>
    <style:style style:name="P10" style:family="paragraph" style:parent-style-name="Text_20_body">
      <style:text-properties officeooo:rsid="000bf4b2" officeooo:paragraph-rsid="000bf4b2"/>
    </style:style>
    <style:style style:name="P11" style:family="paragraph" style:parent-style-name="Text_20_body" style:list-style-name="L4">
      <style:text-properties officeooo:rsid="000bf4b2" officeooo:paragraph-rsid="000bf4b2"/>
    </style:style>
    <style:style style:name="P12" style:family="paragraph" style:parent-style-name="Text_20_body" style:list-style-name="L4">
      <style:text-properties officeooo:paragraph-rsid="000bf4b2"/>
    </style:style>
    <style:style style:name="P13" style:family="paragraph" style:parent-style-name="Text_20_body" style:list-style-name="L5">
      <style:text-properties officeooo:rsid="000d0efa" officeooo:paragraph-rsid="000d0efa"/>
    </style:style>
    <style:style style:name="P14" style:family="paragraph" style:parent-style-name="Text_20_body">
      <style:text-properties officeooo:rsid="000d0efa" officeooo:paragraph-rsid="000d0efa"/>
    </style:style>
    <style:style style:name="P15" style:family="paragraph" style:parent-style-name="Text_20_body" style:list-style-name="L6">
      <style:text-properties officeooo:rsid="000d0efa" officeooo:paragraph-rsid="000d0efa"/>
    </style:style>
    <style:style style:name="P16" style:family="paragraph" style:parent-style-name="Heading_20_2">
      <style:text-properties officeooo:rsid="00075220" officeooo:paragraph-rsid="00075220"/>
    </style:style>
    <style:style style:name="P17" style:family="paragraph" style:parent-style-name="Heading_20_2">
      <style:text-properties officeooo:rsid="00079320" officeooo:paragraph-rsid="00079320"/>
    </style:style>
    <style:style style:name="P18" style:family="paragraph" style:parent-style-name="Heading_20_2">
      <style:text-properties officeooo:rsid="000b07fb" officeooo:paragraph-rsid="000b07fb"/>
    </style:style>
    <style:style style:name="P19" style:family="paragraph" style:parent-style-name="Heading_20_1" style:list-style-name="">
      <style:text-properties officeooo:rsid="00075220" officeooo:paragraph-rsid="00075220"/>
    </style:style>
    <style:style style:name="P20" style:family="paragraph" style:parent-style-name="Heading_20_1">
      <style:text-properties officeooo:paragraph-rsid="000b07fb"/>
    </style:style>
    <style:style style:name="P21" style:family="paragraph" style:parent-style-name="Heading_20_1">
      <style:paragraph-properties fo:break-before="page"/>
      <style:text-properties officeooo:rsid="00075220" officeooo:paragraph-rsid="00075220"/>
    </style:style>
    <style:style style:name="P22" style:family="paragraph" style:parent-style-name="Heading_20_3">
      <style:text-properties officeooo:rsid="000bf4b2" officeooo:paragraph-rsid="000bf4b2"/>
    </style:style>
    <style:style style:name="P23" style:family="paragraph" style:parent-style-name="Heading_20_3">
      <style:text-properties officeooo:rsid="000d0efa" officeooo:paragraph-rsid="000d0efa"/>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5319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Footer">
      <style:paragraph-properties fo:text-align="end" style:justify-single-word="false"/>
    </style:style>
    <style:style style:name="T1" style:family="text">
      <style:text-properties officeooo:rsid="00079320"/>
    </style:style>
    <style:style style:name="T2" style:family="text">
      <style:text-properties officeooo:rsid="0007e5ba"/>
    </style:style>
    <style:style style:name="T3" style:family="text">
      <style:text-properties officeooo:rsid="00091020"/>
    </style:style>
    <style:style style:name="T4" style:family="text">
      <style:text-properties officeooo:rsid="000b07fb"/>
    </style:style>
    <style:style style:name="T5" style:family="text">
      <style:text-properties officeooo:rsid="000bf4b2"/>
    </style:style>
    <style:style style:name="T6" style:family="text">
      <style:text-properties officeooo:rsid="000d0ef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4"><text:a xlink:type="simple" xlink:href="#__RefHeading__107_935017951" text:style-name="Index_20_Link" text:visited-style-name="Index_20_Link">1. Page Generierung<text:tab/>2</text:a></text:p>
          <text:p text:style-name="P26"><text:a xlink:type="simple" xlink:href="#__RefHeading__109_935017951" text:style-name="Index_20_Link" text:visited-style-name="Index_20_Link">1.1 Natural Subprogram<text:tab/>2</text:a></text:p>
          <text:p text:style-name="P26"><text:a xlink:type="simple" xlink:href="#__RefHeading__111_935017951" text:style-name="Index_20_Link" text:visited-style-name="Index_20_Link">1.2 LDA Beschreibung<text:tab/>2</text:a></text:p>
          <text:p text:style-name="P26"><text:a xlink:type="simple" xlink:href="#__RefHeading__113_935017951" text:style-name="Index_20_Link" text:visited-style-name="Index_20_Link">1.3 Aufruf der Template Engine<text:tab/>3</text:a></text:p>
          <text:p text:style-name="P24"><text:a xlink:type="simple" xlink:href="#__RefHeading__115_935017951" text:style-name="Index_20_Link" text:visited-style-name="Index_20_Link">2. Fehlerbehandlung<text:tab/>3</text:a></text:p>
          <text:p text:style-name="P26"><text:a xlink:type="simple" xlink:href="#__RefHeading__117_935017951" text:style-name="Index_20_Link" text:visited-style-name="Index_20_Link">2.1 Natural Timeout<text:tab/>3</text:a></text:p>
          <text:p text:style-name="P25"><text:a xlink:type="simple" xlink:href="#__RefHeading__119_935017951" text:style-name="Index_20_Link" text:visited-style-name="Index_20_Link">2.1.1 Natural Fehler<text:tab/>3</text:a></text:p>
          <text:p text:style-name="P25"><text:a xlink:type="simple" xlink:href="#__RefHeading__121_935017951" text:style-name="Index_20_Link" text:visited-style-name="Index_20_Link">2.1.2 LDA Fehler<text:tab/>3</text:a></text:p>
          <text:p text:style-name="P25"><text:a xlink:type="simple" xlink:href="#__RefHeading__123_935017951" text:style-name="Index_20_Link" text:visited-style-name="Index_20_Link">2.1.3 Template Engine Fehler<text:tab/>4</text:a></text:p>
        </text:index-body>
      </text:table-of-content>
      <text:h text:style-name="P19" text:outline-level="1"/>
      <text:h text:style-name="P21" text:outline-level="1"><text:bookmark-start text:name="__RefHeading__107_935017951"/>1. Page Generierung<text:bookmark-end text:name="__RefHeading__107_935017951"/></text:h>
      <text:h text:style-name="P17" text:outline-level="2"><text:bookmark-start text:name="__RefHeading__109_935017951"/>1.1 Natural Subprogram<text:bookmark-end text:name="__RefHeading__109_935017951"/></text:h>
      <text:p text:style-name="P2">Das Natural Subprogram wir mit folgenden Parameter Aufgerufen:</text:p>
      <text:p text:style-name="P2">Request_Values <text:s text:c="3"/>A20 (1:20)</text:p>
      <text:p text:style-name="P2">Request_Keys <text:s text:c="6"/>A20 (2:20)</text:p>
      <text:p text:style-name="P2">Request_Type <text:s text:c="6"/>A4</text:p>
      <text:p text:style-name="P2">Request_File <text:s text:c="8"/>A100</text:p>
      <text:p text:style-name="P2">Request_Settings <text:s/>A Dynamic</text:p>
      <text:p text:style-name="P2"/>
      <text:p text:style-name="P2">Dabei sind Request_File und Request_Settings nur für die interne Benutzung. In Request_File steht ein Dateiname, welcher vom Webserver generiert wurde und nach der Generierung des Seite durch die Template Engine an den Client ausgeliefert wird. Diese Variable darf nicht verändert werden.</text:p>
      <text:p text:style-name="P3">In Request_Settings stehen Einstellungen für die Template Engine im Format „key1=value1;key2=value2“. Diese Variable dürfte Theoretisch verändert werden, es muss aber darauf geachtet werden, dass die Formatierung eingehalten wird. </text:p>
      <text:p text:style-name="P3">Die Variablen Request_Values und Request_Keys gehören zusammen. Diese beinhalten die Key/Value Paare des HTTP Requests. Welche Art des HTTP Request angenommen wurde (GET, POST, PUT...) steht in Request_Type.</text:p>
      <text:p text:style-name="P8">Falls ein Fehler auftritt wird eine 500 Error Page gerendert. Siehe <text:span text:style-name="T4">Kapitel „Fehlerbehandlung“. Das Subprogram bekommt 30 Sekunden sich zu beenden. Wenn dieser Timeout überschritten wird, wird der Prozess mit einem „SIGKILL“ beendet. </text:span></text:p>
      <text:h text:style-name="Heading_20_2" text:outline-level="2"><text:bookmark-start text:name="__RefHeading__111_935017951"/>1.<text:span text:style-name="T2">2 LDA Beschreibung</text:span><text:bookmark-end text:name="__RefHeading__111_935017951"/></text:h>
      <text:p text:style-name="P4">Dieser Teil ist mit am wichtigsten für den Generierungsprozess <text:span text:style-name="T3">der HTML Seite. Um die Natural Variablen im Template zur Verfügung </text:span><text:s/><text:span text:style-name="T3">zu stellen muss eine eigene LDA erzeugt werden. Diese ist zu vergleichen mit dem Adapter aus Natural4Ajax. Diese LDA kann theoretisch alles enthalten was man möchte. Das wichtigeste ist nur eine Struktur mit dem Namen „page“ zu erstellen. <text:s/>Alles was unter dieser Struktur, also &gt;= Level 2, definiert wird kann im HTML Template benutzt werden.</text:span></text:p>
      <text:p text:style-name="P5">Zurzeit werden folgende Datentypen unterstützt:</text:p>
      <text:list xml:id="list7085339838176041079" text:style-name="L1">
        <text:list-item>
          <text:p text:style-name="P7"><text:span text:style-name="T3">I1, I2, I4</text:span></text:p>
        </text:list-item>
        <text:list-item>
          <text:p text:style-name="P7"><text:soft-page-break/><text:span text:style-name="T3">Alphanumerisch in allen Längen, auch Dynamisch</text:span></text:p>
        </text:list-item>
        <text:list-item>
          <text:p text:style-name="P6">Numerisch in allen Längen, auch Dynamisch (Diese werden allerdings als String Variable behandelt)</text:p>
        </text:list-item>
        <text:list-item>
          <text:p text:style-name="P6">Redefine</text:p>
        </text:list-item>
        <text:list-item>
          <text:p text:style-name="P6">Alle oeben Aufgeführten Variablen Typen als 1D und 2D Arrays. Allerdings fällt dann die Länge „Dynamisch“ weg. (Dies ist auf ein Bug in der INTERFACE4 API zurückzuführen)</text:p>
        </text:list-item>
      </text:list>
      <text:h text:style-name="P16" text:outline-level="2"><text:bookmark-start text:name="__RefHeading__113_935017951"/>1.<text:span text:style-name="T2">3</text:span> <text:span text:style-name="T1">Aufruf der Template Engine</text:span><text:bookmark-end text:name="__RefHeading__113_935017951"/></text:h>
      <text:p text:style-name="P1">In Natural wird der „User exit“ GENPAGE <text:s/>mit Hilfe des INTERFACE4 Argumentes aufgerufen. Als erster Parameter wir die LDA angegeben welche benutzt werden soll. Dieser muss als A20 definiert sein.</text:p>
      <text:p text:style-name="P1">Als zweiter Parameter muss das Template angegeben <text:span text:style-name="T1">welches zur Generierung der eigentlichen Page benutzt werden soll. Auch dies muss auch im Format A20 vorliegen.</text:span></text:p>
      <text:p text:style-name="P2">Als dritte Parameter muss d<text:span text:style-name="T2">ie Request_File aus der PDA übergeben werden.</text:span></text:p>
      <text:p text:style-name="P3">Als vierter und letzter muss die Page Struktur aus der erstellten LDA übergeben werden.</text:p>
      <text:p text:style-name="P8">Mit diesem Aufruf wird die Template gerendert und in die Datei, welche in Request_File steht geschrieben allerdings noch nicht an den Client ausgeliefert. Dies passiert erst wenn das Subprogram beendet wurde. Daher ist es zu empfehlen, die Page Generierung als letzten Befehl abzusetzen. </text:p>
      <text:p text:style-name="P1"/>
      <text:h text:style-name="P20" text:outline-level="1"><text:bookmark-start text:name="__RefHeading__115_935017951"/>2. <text:span text:style-name="T4">Fehlerbehandlung</text:span><text:bookmark-end text:name="__RefHeading__115_935017951"/></text:h>
      <text:h text:style-name="P18" text:outline-level="2"><text:bookmark-start text:name="__RefHeading__117_935017951"/>2.1 Natural Timeout<text:bookmark-end text:name="__RefHeading__117_935017951"/></text:h>
      <text:p text:style-name="P9">Das Subprogram bekommt einen Timeout von 30 Sekunden in denen es sich beenden muss. Wenn diese 30 Sekunden überschritten werden wird der Prozess <text:span text:style-name="T5">beendet. Dies kann auf ein write, display oder auf ein Fehler zurückzuführen sein. Es gibt drei Arten von Error Pages. Diese werden auch über die Template Engine gerendert. Diese sind nach belieben anpassbar. Sie liegen in dem Ordner „error“ in <text:s/>dem konfigurierten Template Ordner.</text:span></text:p>
      <text:h text:style-name="P22" text:outline-level="3"><text:bookmark-start text:name="__RefHeading__119_935017951"/>2.1.1 Natural Fehler<text:bookmark-end text:name="__RefHeading__119_935017951"/></text:h>
      <text:p text:style-name="P10">Es ist ein Fehler in dem ausgeführten Subprogram aufgetreten. Die Natural Fehlermeldung wird nun ausgelesen und das „500.html“ Template wird gerendert. Folgende Variablen sind verfügbar:</text:p>
      <text:list xml:id="list1590601895822833049" text:style-name="L4">
        <text:list-item>
          <text:p text:style-name="P11">error_str = Fehlermeldung von natural</text:p>
        </text:list-item>
        <text:list-item>
          <text:p text:style-name="P12"><text:soft-page-break/><text:span text:style-name="T5">programm = Name des aufgerufenen Subprogram </text:span></text:p>
        </text:list-item>
      </text:list>
      <text:h text:style-name="P22" text:outline-level="3"><text:bookmark-start text:name="__RefHeading__121_935017951"/>2.1.2 LDA Fehler<text:bookmark-end text:name="__RefHeading__121_935017951"/></text:h>
      <text:p text:style-name="P10">Es ist ein Fehler aufgetreten beim herstellen der Verbindung zwischen der übergebenen Variablen und der geparsten LDA. <text:span text:style-name="T6">Es wird das Template 500_lda.html benutzt. Folgende Variablem sind verfügbar:</text:span></text:p>
      <text:list xml:id="list8037930118625558100" text:style-name="L5">
        <text:list-item>
          <text:p text:style-name="P13">error_str = Fehlermeldung</text:p>
        </text:list-item>
        <text:list-item>
          <text:p text:style-name="P13">lda_name = Name des benutzen LDA</text:p>
        </text:list-item>
      </text:list>
      <text:h text:style-name="P23" text:outline-level="3"><text:bookmark-start text:name="__RefHeading__123_935017951"/>2.1.3 Template Engine Fehler<text:bookmark-end text:name="__RefHeading__123_935017951"/></text:h>
      <text:p text:style-name="P14">Es ist ein Fehler bei der Generierung der Seite aufgetrehten. Dies kann mehrere Ursachen haben. Syntax Error, Unbekannte Variable, Template nicht gefunden, usw.. <text:s/>Es wir das Template „500_parser.html“ benutzt. Es sind folgende Variablen verfügbar:</text:p>
      <text:list xml:id="list4245580361113988648" text:style-name="L6">
        <text:list-item>
          <text:p text:style-name="P15">error_str = Fehlermeldung der Template Engine</text:p>
        </text:list-item>
        <text:list-item>
          <text:p text:style-name="P15">error_line = Fehler Zeile aus dem Template </text:p>
        </text:list-item>
        <text:list-item>
          <text:p text:style-name="P15">error_line_nr = Zeilen Nummer in welcher der Fehler aufgetreten ist</text:p>
        </text:list-item>
        <text:list-item>
          <text:p text:style-name="P15">error_template = Template welches benutzt wurde</text:p>
          <text:p text:style-name="P15"/>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4T09:56:19.698561394</meta:creation-date>
    <dc:date>2016-07-24T12:04:39.552724636</dc:date>
    <meta:editing-duration>PT19M37S</meta:editing-duration>
    <meta:editing-cycles>1</meta:editing-cycles>
    <meta:document-statistic meta:table-count="0" meta:image-count="0" meta:object-count="0" meta:page-count="4" meta:paragraph-count="55" meta:word-count="688" meta:character-count="4638" meta:non-whitespace-character-count="3984"/>
    <meta:generator>LibreOffice/4.3.3.2$Linux_X86_64 LibreOffice_project/430m0$Build-2</meta:generator>
  </office:meta>
</office:document-meta>
</file>